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P3" style:family="paragraph" style:parent-style-name="Title">
      <style:paragraph-properties fo:break-before="auto" fo:break-after="auto"/>
    </style:style>
    <style:style style:name="P4" style:family="paragraph" style:parent-style-name="Title">
      <style:paragraph-properties fo:text-align="center" style:justify-single-word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Grags Appointment List</text:p>
      <text:p text:style-name="P1"/>
      <text:p text:style-name="P1">Grune 3rd</text:p>
      <text:p text:style-name="P1">9:00am - Tory Toryson - Business Advice</text:p>
      <text:p text:style-name="P1">10:00am - Ryes StrongInTheArm &amp; Doc Thighbiter - Arbitration</text:p>
      <text:p text:style-name="P1">11:00am - Rory Copperfounder - Funerial Rites</text:p>
      <text:p text:style-name="P1">12:00pm - Gunter Anklecleaver - Discussion of Payment for Funeral Rites</text:p>
      <text:p text:style-name="P1">1:00pm - Bjorn Bjornson &amp; Agi Bjornson - Arbitration</text:p>
      <text:p text:style-name="P1">2:00pm - Sven StrongInTheArm - Consultation</text:p>
      <text:p text:style-name="P1">3:00pm - Bjorn Beddsson - Discussion of Payment for Funeral Rite</text:p>
      <text:p text:style-name="P1">4:00pm - Geoffry Cheeryson - Consultation</text:p>
      <text:p text:style-name="P4"><text:bookmark text:name="_biooh27zu5aq"/></text:p>
      <text:p text:style-name="P4"><text:bookmark text:name="_to4xb4mgxrm2"/></text:p>
      <text:p text:style-name="P3"><text:bookmark text:name="_114yr5w28ct4"/></text:p>
      <text:p text:style-name="P4"><text:bookmark text:name="_qurn7cddedwu"/>Docu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74" meta:character-count="460" meta:non-whitespace-character-count="397"/>
    <meta:generator>LibreOfficeDev/6.0.5.2$Linux_X86_64 LibreOffice_project/</meta:generator>
  </office:meta>
</office:document-meta>
</file>